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6c6d" officeooo:paragraph-rsid="000c6c6d" style:font-weight-asian="bold" style:font-weight-complex="bold"/>
    </style:style>
    <style:style style:name="P2" style:family="paragraph" style:parent-style-name="Standard">
      <style:text-properties officeooo:paragraph-rsid="000c6c6d"/>
    </style:style>
    <style:style style:name="T1" style:family="text">
      <style:text-properties fo:font-weight="bold" officeooo:rsid="000c6c6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HLETICS</text:p>
      <text:p text:style-name="P1"/>
      <text:p text:style-name="P2"><text:span text:style-name="T1">Swimming <text:line-break/><text:line-break/></text:span>I have been dedicated to swimming from a young age, beginning my journey at just <text:span text:style-name="Strong_20_Emphasis">six years old</text:span>. Over the years, I have developed a deep passion for the sport, participating in more than <text:span text:style-name="Strong_20_Emphasis">50 competitive events</text:span>. This journey has not only shaped my <text:span text:style-name="Strong_20_Emphasis">physical endurance</text:span> but also instilled in me the importance of <text:span text:style-name="Strong_20_Emphasis">discipline, focus,</text:span> and <text:span text:style-name="Strong_20_Emphasis">resilience</text:span>. I’ve had the privilege of competing in numerous competitions, ranging from <text:span text:style-name="Strong_20_Emphasis">local school events</text:span> to <text:span text:style-name="Strong_20_Emphasis">national games</text:span>, each offering new challenges and opportunities for growth.</text:p>
      <text:p text:style-name="Text_20_body">Throughout my swimming career, I’ve consistently performed at a <text:span text:style-name="Strong_20_Emphasis">high level</text:span>. At the school level, I have secured <text:span text:style-name="Strong_20_Emphasis">40+ top finishes</text:span>, earning <text:span text:style-name="Strong_20_Emphasis">medals</text:span> in various events and showcasing my versatility in different swimming styles. These successes have been a testament to my <text:span text:style-name="Strong_20_Emphasis">hard work, training</text:span>, and <text:span text:style-name="Strong_20_Emphasis">competitive spirit</text:span>. The experience of racing against some of the best swimmers has fueled my desire to push my limits and constantly improve my performance.</text:p>
      <text:p text:style-name="Text_20_body">In addition to my school achievements, I have had the honor of competing in <text:span text:style-name="Strong_20_Emphasis">5+ national-level games</text:span>. These events were crucial in shaping my approach to competitive swimming. The experience of performing at such high stakes not only sharpened my <text:span text:style-name="Strong_20_Emphasis">technique</text:span> and <text:span text:style-name="Strong_20_Emphasis">strategy</text:span> but also tested my <text:span text:style-name="Strong_20_Emphasis">mental toughness</text:span> and ability to stay calm under pressure. Among my national achievements, I am proud to have earned <text:span text:style-name="Strong_20_Emphasis">3 medals</text:span>, which stand as a reflection of my <text:span text:style-name="Strong_20_Emphasis">dedication</text:span> and ability to compete at the highest level.</text:p>
      <text:p text:style-name="Text_20_body">Swimming has taught me more than just the physical aspects of the sport. It has shaped my <text:span text:style-name="Strong_20_Emphasis">character</text:span>, teaching me the importance of <text:span text:style-name="Strong_20_Emphasis">perseverance, time management</text:span>, and the value of <text:span text:style-name="Strong_20_Emphasis">teamwork</text:span> and <text:span text:style-name="Strong_20_Emphasis">sportsmanship</text:span>. My journey in swimming is ongoing, and I continue to train with the same <text:span text:style-name="Strong_20_Emphasis">passion</text:span> and <text:span text:style-name="Strong_20_Emphasis">commitment</text:span> that I had when I first dived into the pool at the age of six. Every competition, every race, and every achievement has been a step toward mastering my craft, and I remain focused on achieving even greater success in the futu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09T19:02:21.681000000</meta:creation-date>
    <dc:date>2024-11-09T19:03:21.499000000</dc:date>
    <meta:editing-duration>PT1M2S</meta:editing-duration>
    <meta:editing-cycles>1</meta:editing-cycles>
    <meta:document-statistic meta:table-count="0" meta:image-count="0" meta:object-count="0" meta:page-count="1" meta:paragraph-count="5" meta:word-count="332" meta:character-count="2016" meta:non-whitespace-character-count="1687"/>
    <meta:generator>Neat_Office/6.2.8.2$Windows_x86 LibreOffice_project/</meta:generator>
  </office:meta>
</office:document-meta>
</file>